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background-color="transparent"/>
    </style:style>
    <style:style style:name="T5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6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951cm" draw:z-index="0"><draw:image xlink:href="../../odt_eng/images/0205.png" xlink:type="simple" xlink:show="embed" xlink:actuate="onLoad"/></draw:frame></text:span></text:span></text:p>
          </table:table-cell>
          <table:table-cell table:style-name="Table1.B1" office:value-type="string">
            <text:p text:style-name="P6">Discrete PID controller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91cm" svg:height="1.401cm" draw:z-index="0"><draw:image xlink:href="../../odt_eng/images/0205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mplements the data transfer function for discrete PID controller:</text:p>
            <text:p text:style-name="P4"><text:span text:style-name="Основной_20_шрифт_20_абзаца"><text:span text:style-name="T1"><draw:frame draw:style-name="fr3" draw:name="Объект1" text:anchor-type="as-char" svg:width="6.81cm" svg:height="1.16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3.0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for proportional, integral and differential components;</text:span></text:span><text:span text:style-name="Основной_20_шрифт_20_абзаца"><text:span text:style-name="T1"><draw:frame draw:style-name="fr3" draw:name="Объект3" text:anchor-type="as-char" svg:width="0.545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sampling period.</text:span></text:span></text:p>
            <text:p text:style-name="Text_20_body"><text:span text:style-name="Основной_20_шрифт_20_абзаца"><text:span text:style-name="T3">Note: </text:span></text:span><text:span text:style-name="Основной_20_шрифт_20_абзаца"><text:span text:style-name="T1">To ensure the correct operation of the unit the maximum step of integration shall be set up not higher than</text:span></text:span><text:span text:style-name="Основной_20_шрифт_20_абзаца"><text:span text:style-name="T1"><draw:frame draw:style-name="fr3" draw:name="Объект7" text:anchor-type="as-char" svg:width="1.021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. In case the integration runs with a constant step, the step is recommended to be set up so that the sampling period would be multiple to the step of integration</text:span></text:span><text:span text:style-name="Основной_20_шрифт_20_абзаца"><text:span text:style-name="T1"><draw:frame draw:style-name="fr3" draw:name="Объект8" text:anchor-type="as-char" svg:width="1.669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, where </text:span></text:span><text:span text:style-name="Основной_20_шрифт_20_абзаца"><text:span text:style-name="T1"><draw:frame draw:style-name="fr3" draw:name="Объект9" text:anchor-type="as-char" svg:width="1.249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 are for the integer number and for the step of integration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2590455415476188084" text:style-name="L1">
              <text:list-item>
                <text:p text:style-name="P7"><text:span text:style-name="Основной_20_шрифт_20_абзаца"><text:span text:style-name="T1">Sampling period – unit calculation sampling period</text:span></text:span><text:span text:style-name="Основной_20_шрифт_20_абзаца"><text:span text:style-name="T1"><draw:frame draw:style-name="fr3" draw:name="Объект4" text:anchor-type="as-char" svg:width="0.54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7"><text:span text:style-name="Основной_20_шрифт_20_абзаца"><text:span text:style-name="T1">Initial conditions – vector of initial values </text:span></text:span><text:span text:style-name="Основной_20_шрифт_20_абзаца"><text:span text:style-name="T1"><draw:frame draw:style-name="fr3" draw:name="Объект10" text:anchor-type="as-char" svg:width="1.265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for the </text:span></text:span><text:span text:style-name="Основной_20_шрифт_20_абзаца"><text:span text:style-name="T4">unit output.</text:span></text:span></text:p>
              </text:list-item>
              <text:list-item>
                <text:p text:style-name="P7"><text:span text:style-name="Основной_20_шрифт_20_абзаца"><text:span text:style-name="T1">Proportional component – </text:span></text:span><text:span text:style-name="Основной_20_шрифт_20_абзаца"><text:span text:style-name="T1"><draw:frame draw:style-name="fr3" draw:name="Объект5" text:anchor-type="as-char" svg:width="0.841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7"><text:span text:style-name="Основной_20_шрифт_20_абзаца"><text:span text:style-name="T1">Integral component – </text:span></text:span><text:span text:style-name="Основной_20_шрифт_20_абзаца"><text:span text:style-name="T1"><draw:frame draw:style-name="fr3" draw:name="Объект6" text:anchor-type="as-char" svg:width="0.78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7"><text:span text:style-name="Основной_20_шрифт_20_абзаца"><text:span text:style-name="T1">Differential component – </text:span></text:span><text:span text:style-name="Основной_20_шрифт_20_абзаца"><text:span text:style-name="T1"><draw:frame draw:style-name="fr3" draw:name="Объект11" text:anchor-type="as-char" svg:width="0.868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искретный ПИД-регулятор</dc:title>
    <meta:creation-date>2012-04-23T05:03:00Z</meta:creation-date>
    <dc:date>2012-04-25T10:14:01.71</dc:date>
    <meta:editing-cycles>8</meta:editing-cycles>
    <meta:editing-duration>PT7H23S</meta:editing-duration>
    <meta:document-statistic meta:table-count="1" meta:image-count="2" meta:object-count="11" meta:page-count="1" meta:paragraph-count="16" meta:word-count="136" meta:character-count="783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05.odt/Normal.dotm"/>
  </office:meta>
</office:document-meta>
</file>

<file path=Object 1/content.xml><?xml version="1.0" encoding="utf-8"?>
<math xmlns="http://www.w3.org/1998/Math/MathML">
  <semantics>
    <mrow>
      <mi>W</mi>
      <mrow>
        <mrow>
          <mo stretchy="false">(</mo>
          <mrow>
            <mi>z</mi>
          </mrow>
          <mo stretchy="false">)</mo>
        </mrow>
        <mo stretchy="false">=</mo>
        <mrow>
          <mrow>
            <msub>
              <mi>K</mi>
              <mi>P</mi>
            </msub>
            <mo stretchy="false">+</mo>
            <mrow>
              <msub>
                <mi>K</mi>
                <mi>I</mi>
              </msub>
              <mo stretchy="false">⋅</mo>
              <mrow>
                <mfrac>
                  <mrow>
                    <mrow>
                      <mi>T</mi>
                      <mo stretchy="false">⋅</mo>
                      <mi>z</mi>
                    </mrow>
                  </mrow>
                  <mrow>
                    <mrow>
                      <mi>z</mi>
                      <mo stretchy="false">−</mo>
                      <mn>1</mn>
                    </mrow>
                  </mrow>
                </mfrac>
              </mrow>
            </mrow>
          </mrow>
          <mo stretchy="false">+</mo>
          <mrow>
            <msub>
              <mi>K</mi>
              <mi>D</mi>
            </msub>
            <mo stretchy="false">⋅</mo>
            <mrow>
              <mfrac>
                <mrow>
                  <mrow>
                    <mi>z</mi>
                    <mo stretchy="false">−</mo>
                    <mn>1</mn>
                  </mrow>
                </mrow>
                <mrow>
                  <mrow>
                    <mi>T</mi>
                    <mo stretchy="false">⋅</mo>
                    <mi>z</mi>
                  </mrow>
                </mrow>
              </mfrac>
            </mrow>
          </mrow>
        </mrow>
      </mrow>
    </mrow>
    <annotation encoding="StarMath 5.0">W(z) = K_P +
K_I cdot {{T cdot z} over {z-1}} +
K_D cdot {{z - 1} over {T cdot z}}</annotation>
  </semantics>
</math>
</file>

<file path=Object 10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1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2/content.xml><?xml version="1.0" encoding="utf-8"?>
<math xmlns="http://www.w3.org/1998/Math/MathML">
  <semantics>
    <mrow>
      <msub>
        <mi>K</mi>
        <mi>P</mi>
      </msub>
      <mi>,</mi>
      <mi/>
      <msub>
        <mi>K</mi>
        <mi>I</mi>
      </msub>
      <mi>,</mi>
      <mi/>
      <msub>
        <mi>K</mi>
        <mi>D</mi>
      </msub>
    </mrow>
    <annotation encoding="StarMath 5.0">K_P,~K_I,~K_D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5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6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9/content.xml><?xml version="1.0" encoding="utf-8"?>
<math xmlns="http://www.w3.org/1998/Math/MathML">
  <semantics>
    <mrow>
      <msub>
        <mi>K</mi>
        <mi>P</mi>
      </msub>
    </mrow>
    <annotation encoding="StarMath 5.0">K_P</annotation>
  </semantics>
</math>
</file>